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-asian="標楷體"/>
    </style:style>
    <style:style style:name="P2" style:family="paragraph" style:parent-style-name="Standard">
      <style:text-properties style:font-name-asian="標楷體" style:language-asian="zh" style:country-asian="TW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Heading_20_1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3">
      <style:text-properties fo:font-size="16pt" style:font-name-asian="標楷體" style:font-size-asian="16pt" style:font-size-complex="16pt"/>
    </style:style>
    <style:style style:name="P7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8" style:family="paragraph" style:parent-style-name="Heading_20_2">
      <style:text-properties style:font-name="標楷體" fo:font-size="18pt" fo:font-style="normal" style:font-name-asian="標楷體" style:font-size-asian="18pt" style:font-style-asian="normal" style:font-size-complex="18pt" style:font-style-complex="normal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Heading_20_4">
      <style:text-properties style:font-name="標楷體" fo:font-size="14pt" fo:font-style="normal" style:font-name-asian="標楷體" style:font-size-asian="14pt" style:font-style-asian="normal" style:font-size-complex="14pt" style:font-style-complex="normal"/>
    </style:style>
    <style:style style:name="T1" style:family="text">
      <style:text-properties style:language-asian="zh" style:country-asian="TW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登入程序<text:span text:style-name="T1">設計說明</text:span></text:h>
      <text:p text:style-name="P2"/>
      <text:p text:style-name="P2"/>
      <text:p text:style-name="P2"/>
      <text:p text:style-name="P2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5">登入程序設計說明<text:tab/>1</text:p>
          <text:p text:style-name="P9">第一章　登入程序<text:tab/>1</text:p>
          <text:p text:style-name="P9">第二章　欄位檢查程序<text:tab/>2</text:p>
          <text:p text:style-name="P9">第三章　谷歌快速登入程序<text:tab/>3</text:p>
          <text:p text:style-name="P9">第四章　LINE快速登入程序<text:tab/>5</text:p>
          <text:p text:style-name="P9">第五章　忘記密碼通知程序<text:tab/>6</text:p>
          <text:p text:style-name="P11">第一節　開啟忘記密碼版面<text:tab/>6</text:p>
          <text:p text:style-name="P10">第一段　JavaScript部分<text:tab/>6</text:p>
          <text:p text:style-name="P10">第二段　PHP部分<text:tab/>6</text:p>
          <text:p text:style-name="P11">第二節　通知密碼程序<text:tab/>7</text:p>
        </text:index-body>
      </text:table-of-conten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2"><text:soft-page-break/>第一章　登入程序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2"><text:soft-page-break/>第二章　欄位檢查程序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2"><text:soft-page-break/>第三章　谷歌快速登入程序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8" text:outline-level="2"><text:soft-page-break/>第四章　LINE快速登入程序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8" text:outline-level="2"><text:soft-page-break/>第<text:span text:style-name="T1">五</text:span>章　<text:span text:style-name="T1">忘記密碼通知</text:span>程序</text:h>
      <text:p text:style-name="P1"/>
      <text:p text:style-name="P1"/>
      <text:p text:style-name="P1"/>
      <text:h text:style-name="P6" text:outline-level="3">第一節　開啟忘記密碼版面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4">第一段　JavaScript部分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4">第二段　PHP部分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3"><text:soft-page-break/>第<text:span text:style-name="T1">二</text:span>節　<text:span text:style-name="T1">通知</text:span>密碼<text:span text:style-name="T1">程序</text:span></text:h>
      <text:p text:style-name="P1"/>
      <text:p text:style-name="P1"/>
      <text:p text:style-name="P1"/>
      <text:p text:style-name="P1"/>
      <text:p text:style-name="P1"/>
      <text:p text:style-name="P1"><draw:frame draw:style-name="fr1" draw:name="物件1" text:anchor-type="paragraph" svg:x="1.446cm" svg:y="0.002cm" svg:width="12.173cm" svg:height="15.3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name-asian="標楷體2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2-04-22T18:28:31.10</dc:date>
    <dc:creator>峰澐 林</dc:creator>
    <meta:editing-duration>PT2H12M58S</meta:editing-duration>
    <meta:editing-cycles>27</meta:editing-cycles>
    <meta:generator>OpenOffice/4.1.5$Win32 OpenOffice.org_project/415m1$Build-9789</meta:generator>
    <meta:document-statistic meta:table-count="0" meta:image-count="0" meta:object-count="1" meta:page-count="7" meta:paragraph-count="21" meta:word-count="190" meta:character-count="2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P3" style:family="paragraph">
      <style:text-properties fo:font-family="標楷體" style:font-family-generic="script" style:font-pitch="fixed" fo:font-size="10pt" style:font-family-asian="標楷體" style:font-family-generic-asian="script" style:font-pitch-asian="fixed" style:font-size-asian="10pt" style:font-size-complex="10pt"/>
    </style:style>
    <style:style style:name="P4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2" style:family="text">
      <style:text-properties fo:font-family="標楷體" style:font-family-generic="script" style:font-pitch="fixed" fo:font-size="10pt" style:font-family-asian="標楷體" style:font-family-generic-asian="script" style:font-pitch-asian="fixed" style:font-size-asian="10pt" style:font-size-complex="10pt"/>
    </style:style>
    <style:style style:name="T3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xml:id="id1" draw:id="id1" draw:layer="layout" svg:width="8.8cm" svg:height="1.1cm" svg:x="6cm" svg:y="10.505cm">
          <text:p text:style-name="P1"><text:span text:style-name="T1">JavaScript</text:span><text:span text:style-name="T1">發送</text:span><text:span text:style-name="T1">AJAX</text:span><text:span text:style-name="T1">對</text:span><text:span text:style-name="T1">PHP</text:span><text:span text:style-name="T1">要求發送訊息</text:span></text:p>
        </draw:rect>
        <draw:rect draw:style-name="gr1" draw:text-style-name="P2" xml:id="id2" draw:id="id2" draw:layer="layout" svg:width="8.8cm" svg:height="1.1cm" svg:x="6cm" svg:y="12.505cm">
          <text:p text:style-name="P1"><text:span text:style-name="T1">PHP</text:span><text:span text:style-name="T1">發送</text:span><text:span text:style-name="T1">RPC</text:span><text:span text:style-name="T1">命令</text:span></text:p>
        </draw:rect>
        <draw:connector draw:style-name="gr2" draw:text-style-name="P1" draw:layer="layout" svg:x1="10.4cm" svg:y1="11.605cm" svg:x2="10.4cm" svg:y2="12.505cm" draw:start-shape="id1" draw:start-glue-point="2" draw:end-shape="id2" draw:end-glue-point="0" svg:d="M10400 11605v900">
          <text:p/>
        </draw:connector>
        <draw:rect draw:style-name="gr1" draw:text-style-name="P2" xml:id="id3" draw:id="id3" draw:layer="layout" svg:width="8.8cm" svg:height="1.1cm" svg:x="6cm" svg:y="14.705cm">
          <text:p text:style-name="P1"><text:span text:style-name="T1">Pioneer</text:span><text:span text:style-name="T1">後台</text:span><text:span text:style-name="T1">RPC</text:span><text:span text:style-name="T1">命令接收</text:span></text:p>
        </draw:rect>
        <draw:rect draw:style-name="gr1" draw:text-style-name="P2" xml:id="id4" draw:id="id4" draw:layer="layout" svg:width="8.8cm" svg:height="1.1cm" svg:x="6cm" svg:y="16.605cm">
          <text:p text:style-name="P1"><text:span text:style-name="T1">執行</text:span><text:span text:style-name="T1">SendMessages.py</text:span></text:p>
        </draw:rect>
        <draw:connector draw:style-name="gr2" draw:text-style-name="P1" draw:layer="layout" svg:x1="10.4cm" svg:y1="15.805cm" svg:x2="10.4cm" svg:y2="16.605cm" draw:start-shape="id3" draw:start-glue-point="2" draw:end-shape="id4" draw:end-glue-point="0" svg:d="M10400 15805v800">
          <text:p/>
        </draw:connector>
        <draw:connector draw:style-name="gr2" draw:text-style-name="P1" draw:layer="layout" svg:x1="10.4cm" svg:y1="13.605cm" svg:x2="10.4cm" svg:y2="14.705cm" draw:start-shape="id2" draw:start-glue-point="2" draw:end-shape="id3" draw:end-glue-point="0" svg:d="M10400 13605v1100">
          <text:p/>
        </draw:connector>
        <draw:rect draw:style-name="gr1" draw:text-style-name="P2" xml:id="id5" draw:id="id5" draw:layer="layout" svg:width="5cm" svg:height="1.1cm" svg:x="6.6cm" svg:y="3.505cm">
          <text:p text:style-name="P1"><text:span text:style-name="T1">尋找有效人物編號</text:span></text:p>
        </draw:rect>
        <draw:rect draw:style-name="gr1" draw:text-style-name="P2" xml:id="id6" draw:id="id6" draw:layer="layout" svg:width="2cm" svg:height="1.1cm" svg:x="13.4cm" svg:y="3.505cm">
          <text:p text:style-name="P1"><text:span text:style-name="T1">不發送</text:span></text:p>
        </draw:rect>
        <draw:connector draw:style-name="gr2" draw:text-style-name="P1" draw:layer="layout" svg:x1="11.6cm" svg:y1="4.055cm" svg:x2="13.4cm" svg:y2="4.055cm" draw:start-shape="id5" draw:start-glue-point="1" draw:end-shape="id6" draw:end-glue-point="3" svg:d="M11600 4055h1800">
          <text:p/>
        </draw:connector>
        <draw:frame draw:style-name="gr3" draw:text-style-name="P3" draw:layer="layout" svg:width="1.213cm" svg:height="0.674cm" svg:x="11.8cm" svg:y="3.201cm">
          <draw:text-box>
            <text:p><text:span text:style-name="T2">無效</text:span></text:p>
          </draw:text-box>
        </draw:frame>
        <draw:custom-shape draw:style-name="gr4" draw:text-style-name="P4" xml:id="id7" draw:id="id7" draw:layer="layout" svg:width="6.2cm" svg:height="1.7cm" svg:x="6cm" svg:y="5.401cm">
          <text:p text:style-name="P4"><text:span text:style-name="T3">檢查是否為首次發送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1cm" svg:y1="4.605cm" svg:x2="9.1cm" svg:y2="5.401cm" draw:start-shape="id5" draw:start-glue-point="2" draw:end-shape="id7" draw:end-glue-point="4" svg:d="M9100 4605v796">
          <text:p/>
        </draw:connector>
        <draw:rect draw:style-name="gr1" draw:text-style-name="P2" xml:id="id8" draw:id="id8" draw:layer="layout" svg:width="5.8cm" svg:height="1.1cm" svg:x="9.6cm" svg:y="7.305cm">
          <text:p text:style-name="P1"><text:span text:style-name="T1">顯示密碼輸入及重送按鈕區塊</text:span></text:p>
        </draw:rect>
        <draw:connector draw:style-name="gr2" draw:text-style-name="P1" draw:layer="layout" svg:x1="9.1cm" svg:y1="7.101cm" svg:x2="10.4cm" svg:y2="10.505cm" draw:start-shape="id7" draw:start-glue-point="6" draw:end-shape="id1" draw:end-glue-point="0" svg:d="M9100 7101v1703h1300v1701">
          <text:p/>
        </draw:connector>
        <draw:connector draw:style-name="gr2" draw:text-style-name="P1" draw:layer="layout" svg:x1="12.2cm" svg:y1="6.251cm" svg:x2="12.5cm" svg:y2="7.305cm" draw:start-shape="id7" draw:start-glue-point="7" draw:end-shape="id8" draw:end-glue-point="0" svg:d="M12200 6251h300v1054">
          <text:p/>
        </draw:connector>
        <draw:connector draw:style-name="gr2" draw:text-style-name="P1" draw:layer="layout" svg:x1="12.5cm" svg:y1="8.405cm" svg:x2="10.4cm" svg:y2="10.505cm" draw:start-shape="id8" draw:start-glue-point="2" draw:end-shape="id1" draw:end-glue-point="0" svg:d="M12500 8405v1050h-2100v1050">
          <text:p/>
        </draw:connector>
        <draw:frame draw:style-name="gr3" draw:text-style-name="P3" draw:layer="layout" svg:width="2.636cm" svg:height="0.674cm" svg:x="12.401cm" svg:y="5.501cm">
          <draw:text-box>
            <text:p><text:span text:style-name="T2">首次發送訊息</text:span></text:p>
          </draw:text-box>
        </draw:frame>
        <draw:frame draw:style-name="gr3" draw:text-style-name="P3" draw:layer="layout" svg:width="2.991cm" svg:height="0.674cm" svg:x="6.001cm" svg:y="7.601cm">
          <draw:text-box>
            <text:p><text:span text:style-name="T2">已經發送過訊息</text:span></text:p>
          </draw:text-box>
        </draw:frame>
        <draw:frame draw:style-name="gr3" draw:text-style-name="P3" draw:layer="layout" svg:width="1.213cm" svg:height="0.674cm" svg:x="7.301cm" svg:y="4.701cm">
          <draw:text-box>
            <text:p><text:span text:style-name="T2">有效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